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c5bf" officeooo:paragraph-rsid="0009c5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59219315277023238" text:style-name="L1">
        <text:list-item>
          <text:p text:style-name="P1">Schematic</text:p>
          <text:list>
            <text:list-item>
              <text:p text:style-name="P1">Text</text:p>
              <text:list>
                <text:list-item>
                  <text:p text:style-name="P1">RCLs, Parts</text:p>
                  <text:list>
                    <text:list-item>
                      <text:p text:style-name="P1">Size: 0.05</text:p>
                    </text:list-item>
                    <text:list-item>
                      <text:p text:style-name="P1">Ratio: 8%</text:p>
                    </text:list-item>
                    <text:list-item>
                      <text:p text:style-name="P1">Font: proportional</text:p>
                    </text:list-item>
                  </text:list>
                </text:list-item>
                <text:list-item>
                  <text:p text:style-name="P1">Net Names</text:p>
                  <text:list>
                    <text:list-item>
                      <text:p text:style-name="P1">Size: 0.07</text:p>
                    </text:list-item>
                    <text:list-item>
                      <text:p text:style-name="P1">Ratio: 8%</text:p>
                    </text:list-item>
                    <text:list-item>
                      <text:p text:style-name="P1">Font: proportional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21:50:55.122865311</meta:creation-date>
    <dc:date>2016-12-21T22:10:48.373409249</dc:date>
    <meta:editing-duration>PT19M54S</meta:editing-duration>
    <meta:editing-cycles>1</meta:editing-cycles>
    <meta:generator>LibreOffice/5.2.3.3$Linux_X86_64 LibreOffice_project/20m0$Build-3</meta:generator>
    <meta:document-statistic meta:table-count="0" meta:image-count="0" meta:object-count="0" meta:page-count="1" meta:paragraph-count="10" meta:word-count="28" meta:character-count="117" meta:non-whitespace-character-count="109"/>
  </office:meta>
</office:document-meta>
</file>